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354cm" fo:min-width="0.38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433cm" fo:min-width="2.80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9.91cm" fo:min-width="3.056cm"/>
    </style:style>
    <style:style style:name="gr4" style:family="graphic" style:parent-style-name="standard">
      <style:graphic-properties svg:stroke-color="#000000" draw:fill-color="#d99116" draw:textarea-horizontal-align="justify" draw:textarea-vertical-align="middle" draw:auto-grow-height="false" fo:min-height="5.338cm" fo:min-width="0.135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.008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216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svg:stroke-color="#000000" draw:fill-color="#cccccc" draw:opacity="100%" draw:opacity-name="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163cm" fo:min-width="0.1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0cm"/>
    </style:style>
    <style:style style:name="gr17" style:family="graphic" style:parent-style-name="standard">
      <style:graphic-properties svg:stroke-color="#000000" draw:fill-color="#666666" draw:textarea-vertical-align="middle" draw:auto-grow-height="false" fo:min-height="0.512cm" fo:min-width="0.3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9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99116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cccccc"/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cccccc" draw:opacity="100%"/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style:text-position="-33% 58%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-33% 58%"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6.604cm" draw:transform="rotate (-1.5707963267949) translate (10.668cm 5.26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683cm" svg:x="5.334cm" svg:y="7.1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0.16cm" svg:x="11.318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5.588cm" draw:transform="rotate (-1.5707963267949) translate (10.414cm 5.3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5.588cm 5.5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6.288cm 5.5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7.088cm 5.51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7.887cm 5.51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8.688cm 5.5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381cm" svg:height="0.127cm" draw:transform="rotate (-1.5707963267949) translate (9.588cm 5.5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0.254cm" svg:x="4.829cm" svg:y="7.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4.829cm" svg:y="8.8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4.829cm" svg:y="10.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4" draw:id="id14" draw:layer="layout" svg:width="0.508cm" svg:height="0.254cm" svg:x="8.629cm" svg:y="7.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8.629cm" svg:y="8.8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5" draw:id="id5" draw:layer="layout" svg:width="0.508cm" svg:height="0.254cm" svg:x="8.629cm" svg:y="10.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9.6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0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2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2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3.2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4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4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5.6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0.766cm" svg:y="16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2" draw:id="id2" draw:layer="layout" svg:width="0.508cm" svg:height="0.254cm" svg:x="4.829cm" svg:y="7.6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2" draw:id="id12" draw:layer="layout" svg:width="0.508cm" svg:height="0.254cm" svg:x="4.829cm" svg:y="8.8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0.508cm" svg:height="0.254cm" svg:x="4.829cm" svg:y="10.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3" draw:id="id13" draw:layer="layout" svg:width="0.508cm" svg:height="0.254cm" svg:x="14.866cm" svg:y="9.6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5" draw:id="id15" draw:layer="layout" svg:width="0.508cm" svg:height="0.254cm" svg:x="14.866cm" svg:y="10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2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7" draw:id="id17" draw:layer="layout" svg:width="0.508cm" svg:height="0.254cm" svg:x="14.866cm" svg:y="12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3.2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4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4.4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5.6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6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xml:id="id6" draw:id="id6" draw:layer="layout" svg:width="1.524cm" svg:height="1.397cm" draw:transform="rotate (-1.5707963267949) translate (7.968cm 8.23cm)">
          <text:p text:style-name="P5"/>
          <text:p text:style-name="P5"/>
          <text:p text:style-name="P5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xml:id="id3" draw:id="id3" draw:layer="layout" svg:width="0.889cm" svg:height="0.962cm" svg:x="6.577cm" svg:y="8.845cm">
          <draw:text-box>
            <text:p>-</text:p>
          </draw:text-box>
        </draw:frame>
        <draw:frame draw:style-name="gr8" draw:text-style-name="P7" xml:id="id1" draw:id="id1" draw:layer="layout" svg:width="0.889cm" svg:height="0.962cm" svg:x="6.577cm" svg:y="8.21cm">
          <draw:text-box>
            <text:p>+</text:p>
          </draw:text-box>
        </draw:frame>
        <draw:connector draw:style-name="gr9" draw:text-style-name="P8" draw:layer="layout" svg:x1="6.577cm" svg:y1="8.691cm" svg:x2="5.337cm" svg:y2="7.817cm" draw:start-shape="id1" draw:start-glue-point="3" draw:end-shape="id2" draw:end-glue-point="1" svg:d="M6577 8691h-619v-874h-621" svg:viewBox="0 0 1241 875">
          <text:p/>
        </draw:connector>
        <draw:connector draw:style-name="gr9" draw:text-style-name="P8" draw:layer="layout" svg:x1="6.577cm" svg:y1="9.326cm" svg:x2="5.337cm" svg:y2="10.217cm" draw:start-shape="id3" draw:start-glue-point="3" draw:end-shape="id4" draw:end-glue-point="1" svg:d="M6577 9326h-619v891h-621" svg:viewBox="0 0 1241 892">
          <text:p/>
        </draw:connector>
        <draw:connector draw:style-name="gr9" draw:text-style-name="P8" draw:layer="layout" svg:x1="8.629cm" svg:y1="10.217cm" svg:x2="7.968cm" svg:y2="8.993cm" draw:start-shape="id5" draw:start-glue-point="3" draw:end-shape="id6" draw:end-glue-point="4" svg:d="M8629 10217h-330v-1224h-331" svg:viewBox="0 0 662 1225">
          <text:p/>
        </draw:connector>
        <draw:connector draw:style-name="gr9" draw:text-style-name="P8" draw:layer="layout" draw:line-skew="0cm 3.166cm" svg:x1="4.829cm" svg:y1="10.217cm" svg:x2="9.137cm" svg:y2="10.217cm" draw:start-shape="id4" draw:start-glue-point="3" draw:end-shape="id5" draw:end-glue-point="1" svg:d="M4829 10217h-501v2538h5310v-2538h-501" svg:viewBox="0 0 5311 2539">
          <text:p/>
        </draw:connector>
        <draw:connector draw:style-name="gr9" draw:text-style-name="P8" draw:layer="layout" svg:x1="4.06cm" svg:y1="5.956cm" svg:x2="10.398cm" svg:y2="6.751cm" draw:start-shape="id7" draw:start-glue-point="2" draw:end-shape="id8" draw:end-glue-point="0" svg:d="M4060 5956h-501v795h6839" svg:viewBox="0 0 6840 796">
          <text:p/>
        </draw:connector>
        <draw:connector draw:style-name="gr9" draw:text-style-name="P8" draw:layer="layout" svg:x1="4.829cm" svg:y1="7.817cm" svg:x2="4.06cm" svg:y2="5.956cm" draw:start-shape="id2" draw:start-glue-point="3" draw:end-shape="id7" draw:end-glue-point="2" svg:d="M4829 7817h-1270v-1861h501" svg:viewBox="0 0 1271 1862">
          <text:p/>
        </draw:connector>
        <draw:custom-shape draw:style-name="gr10" draw:text-style-name="P3" xml:id="id9" draw:id="id9" draw:layer="layout" svg:width="0.173cm" svg:height="0.411cm" draw:transform="rotate (-1.5707963267949) translate (4.472cm 5.3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0.173cm" svg:height="0.411cm" draw:transform="rotate (-1.5707963267949) translate (4.471cm 5.87cm)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4.061cm" svg:y1="5.456cm" svg:x2="3.134cm" svg:y2="12.674cm" draw:start-shape="id9" draw:start-glue-point="2" draw:end-shape="id10" draw:end-glue-point="3" svg:d="M4061 5456h-927v7218" svg:viewBox="0 0 928 7219">
          <text:p/>
        </draw:connector>
        <draw:custom-shape draw:style-name="gr11" draw:text-style-name="P9" xml:id="id19" draw:id="id19" draw:layer="layout" svg:width="0.464cm" svg:height="0.587cm" svg:x="14.605cm" svg:y="5.183cm">
          <text:p text:style-name="P5"/>
          <text:p text:style-name="P5"/>
          <text:p text:style-name="P5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0" draw:layer="layout" svg:x1="8.254cm" svg:y1="21.596cm" svg:x2="9.143cm" svg:y2="21.596cm">
          <text:p/>
        </draw:line>
        <draw:line draw:style-name="gr12" draw:text-style-name="P10" draw:layer="layout" svg:x1="8.255cm" svg:y1="21.596cm" svg:x2="8.508cm" svg:y2="21.977cm">
          <text:p/>
        </draw:line>
        <draw:line draw:style-name="gr12" draw:text-style-name="P10" draw:layer="layout" svg:x1="8.456cm" svg:y1="21.597cm" svg:x2="8.709cm" svg:y2="21.978cm">
          <text:p/>
        </draw:line>
        <draw:line draw:style-name="gr12" draw:text-style-name="P10" xml:id="id11" draw:id="id11" draw:layer="layout" svg:x1="8.656cm" svg:y1="21.597cm" svg:x2="8.909cm" svg:y2="21.978cm">
          <text:p/>
        </draw:line>
        <draw:line draw:style-name="gr12" draw:text-style-name="P10" draw:layer="layout" svg:x1="8.856cm" svg:y1="21.597cm" svg:x2="9.109cm" svg:y2="21.978cm">
          <text:p/>
        </draw:line>
        <draw:line draw:style-name="gr12" draw:text-style-name="P10" draw:layer="layout" svg:x1="9.056cm" svg:y1="21.597cm" svg:x2="9.309cm" svg:y2="21.978cm">
          <text:p/>
        </draw:line>
        <draw:custom-shape draw:style-name="gr13" draw:text-style-name="P11" xml:id="id8" draw:id="id8" draw:layer="layout" svg:width="0.691cm" svg:height="1.413cm" draw:transform="rotate (1.5707963267949) translate (10.398cm 7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xml:id="id10" draw:id="id10" draw:layer="layout" draw:line-skew="-2.847cm" svg:x1="8.782cm" svg:y1="21.597cm" svg:x2="3.134cm" svg:y2="12.674cm" draw:start-shape="id11" draw:start-glue-point="0" svg:d="M8782 21597v-7572h-5648v-1351" svg:viewBox="0 0 5649 8924">
          <text:p/>
        </draw:connector>
        <draw:frame draw:style-name="gr14" draw:text-style-name="P7" draw:layer="layout" svg:width="1.908cm" svg:height="0.962cm" svg:x="11.315cm" svg:y="9.363cm">
          <draw:text-box>
            <text:p>Ch7</text:p>
          </draw:text-box>
        </draw:frame>
        <draw:frame draw:style-name="gr14" draw:text-style-name="P7" draw:layer="layout" svg:width="1.908cm" svg:height="0.962cm" svg:x="11.315cm" svg:y="10.563cm">
          <draw:text-box>
            <text:p>Ch6</text:p>
          </draw:text-box>
        </draw:frame>
        <draw:frame draw:style-name="gr14" draw:text-style-name="P7" draw:layer="layout" svg:width="1.908cm" svg:height="0.962cm" svg:x="11.315cm" svg:y="11.763cm">
          <draw:text-box>
            <text:p>Ch5</text:p>
          </draw:text-box>
        </draw:frame>
        <draw:frame draw:style-name="gr14" draw:text-style-name="P7" draw:layer="layout" svg:width="1.908cm" svg:height="0.962cm" svg:x="11.315cm" svg:y="12.963cm">
          <draw:text-box>
            <text:p>Ch4</text:p>
          </draw:text-box>
        </draw:frame>
        <draw:frame draw:style-name="gr14" draw:text-style-name="P7" draw:layer="layout" svg:width="1.908cm" svg:height="0.962cm" svg:x="11.315cm" svg:y="14.163cm">
          <draw:text-box>
            <text:p>Ch3</text:p>
          </draw:text-box>
        </draw:frame>
        <draw:frame draw:style-name="gr14" draw:text-style-name="P7" draw:layer="layout" svg:width="1.908cm" svg:height="0.962cm" svg:x="11.315cm" svg:y="15.263cm">
          <draw:text-box>
            <text:p>Ch2</text:p>
          </draw:text-box>
        </draw:frame>
        <draw:frame draw:style-name="gr14" draw:text-style-name="P7" draw:layer="layout" svg:width="1.908cm" svg:height="0.962cm" svg:x="11.315cm" svg:y="16.563cm">
          <draw:text-box>
            <text:p>Ch1</text:p>
          </draw:text-box>
        </draw:frame>
        <draw:frame draw:style-name="gr14" draw:text-style-name="P7" draw:layer="layout" svg:width="1.908cm" svg:height="0.962cm" svg:x="11.315cm" svg:y="17.763cm">
          <draw:text-box>
            <text:p>Ch0</text:p>
          </draw:text-box>
        </draw:frame>
        <draw:custom-shape draw:style-name="gr6" draw:text-style-name="P4" draw:layer="layout" svg:width="0.508cm" svg:height="0.254cm" svg:x="10.766cm" svg:y="16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8" draw:id="id18" draw:layer="layout" svg:width="0.508cm" svg:height="0.254cm" svg:x="10.766cm" svg:y="18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draw:layer="layout" svg:width="0.508cm" svg:height="0.254cm" svg:x="14.866cm" svg:y="16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16" draw:id="id16" draw:layer="layout" svg:width="0.508cm" svg:height="0.254cm" svg:x="14.866cm" svg:y="18.0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7" draw:layer="layout" svg:width="1.908cm" svg:height="1.114cm" svg:x="13.215cm" svg:y="9.363cm">
          <draw:text-box>
            <text:p>V<text:span text:style-name="T1">DD</text:span></text:p>
          </draw:text-box>
        </draw:frame>
        <draw:frame draw:style-name="gr14" draw:text-style-name="P7" draw:layer="layout" svg:width="1.908cm" svg:height="1.114cm" svg:x="13.215cm" svg:y="10.563cm">
          <draw:text-box>
            <text:p>V<text:span text:style-name="T1">REF</text:span></text:p>
          </draw:text-box>
        </draw:frame>
        <draw:frame draw:style-name="gr14" draw:text-style-name="P7" draw:layer="layout" svg:width="1.908cm" svg:height="1.114cm" svg:x="13.215cm" svg:y="11.763cm">
          <draw:text-box>
            <text:p>A<text:span text:style-name="T1">GND</text:span></text:p>
          </draw:text-box>
        </draw:frame>
        <draw:frame draw:style-name="gr14" draw:text-style-name="P7" draw:layer="layout" svg:width="1.908cm" svg:height="1.114cm" svg:x="13.215cm" svg:y="12.963cm">
          <draw:text-box>
            <text:p>D<text:span text:style-name="T1">CLK</text:span></text:p>
          </draw:text-box>
        </draw:frame>
        <draw:frame draw:style-name="gr14" draw:text-style-name="P7" draw:layer="layout" svg:width="1.908cm" svg:height="1.114cm" svg:x="13.215cm" svg:y="14.163cm">
          <draw:text-box>
            <text:p>D<text:span text:style-name="T1">out</text:span></text:p>
          </draw:text-box>
        </draw:frame>
        <draw:frame draw:style-name="gr14" draw:text-style-name="P7" draw:layer="layout" svg:width="1.908cm" svg:height="1.114cm" svg:x="13.215cm" svg:y="15.263cm">
          <draw:text-box>
            <text:p>D<text:span text:style-name="T1">in</text:span></text:p>
          </draw:text-box>
        </draw:frame>
        <draw:frame draw:style-name="gr14" draw:text-style-name="P7" draw:layer="layout" svg:width="1.908cm" svg:height="1.114cm" svg:x="13.215cm" svg:y="16.563cm">
          <draw:text-box>
            <text:p>D<text:span text:style-name="T1">/CS</text:span></text:p>
          </draw:text-box>
        </draw:frame>
        <draw:frame draw:style-name="gr14" draw:text-style-name="P7" draw:layer="layout" svg:width="1.908cm" svg:height="1.114cm" svg:x="13.215cm" svg:y="17.763cm">
          <draw:text-box>
            <text:p>D<text:span text:style-name="T1">GND</text:span></text:p>
          </draw:text-box>
        </draw:frame>
        <draw:frame draw:style-name="gr14" draw:text-style-name="P13" draw:layer="layout" svg:width="1.299cm" svg:height="0.962cm" svg:x="5.178cm" svg:y="8.669cm">
          <draw:text-box>
            <text:p text:style-name="P12"><text:span text:style-name="T2">V</text:span><text:span text:style-name="T3">c</text:span><text:span text:style-name="T3">c</text:span><text:span text:style-name="T3">-</text:span></text:p>
          </draw:text-box>
        </draw:frame>
        <draw:frame draw:style-name="gr14" draw:text-style-name="P13" draw:layer="layout" svg:width="1.299cm" svg:height="0.962cm" svg:x="7.679cm" svg:y="7.369cm">
          <draw:text-box>
            <text:p text:style-name="P12"><text:span text:style-name="T2">V</text:span><text:span text:style-name="T3">cc+</text:span></text:p>
          </draw:text-box>
        </draw:frame>
        <draw:connector draw:style-name="gr9" draw:text-style-name="P8" draw:layer="layout" svg:x1="4.829cm" svg:y1="9.017cm" svg:x2="3.134cm" svg:y2="12.674cm" draw:start-shape="id12" draw:start-glue-point="3" draw:end-shape="id10" draw:end-glue-point="3" svg:d="M4829 9017h-1695v3657" svg:viewBox="0 0 1696 3658">
          <text:p/>
        </draw:connector>
        <draw:connector draw:style-name="gr9" draw:text-style-name="P8" draw:layer="layout" svg:x1="15.374cm" svg:y1="9.811cm" svg:x2="9.137cm" svg:y2="7.817cm" draw:start-shape="id13" draw:start-glue-point="1" draw:end-shape="id14" draw:end-glue-point="1" svg:d="M15374 9811h501v-1994h-6738" svg:viewBox="0 0 6739 1995">
          <text:p/>
        </draw:connector>
        <draw:connector draw:style-name="gr9" draw:text-style-name="P8" draw:layer="layout" svg:x1="15.374cm" svg:y1="9.811cm" svg:x2="15.374cm" svg:y2="11.011cm" draw:end-shape="id15" draw:end-glue-point="1" svg:d="M15374 9811h501v1200h-501" svg:viewBox="0 0 502 1201">
          <text:p/>
        </draw:connector>
        <draw:connector draw:style-name="gr9" draw:text-style-name="P8" draw:layer="layout" draw:line-skew="0cm 0.801cm" svg:x1="15.374cm" svg:y1="18.211cm" svg:x2="8.782cm" svg:y2="21.597cm" draw:start-shape="id16" draw:start-glue-point="1" draw:end-shape="id11" draw:end-glue-point="0" svg:d="M15374 18211h501v2545h-7093v841" svg:viewBox="0 0 7094 3387">
          <text:p/>
        </draw:connector>
        <draw:connector draw:style-name="gr9" draw:text-style-name="P8" draw:layer="layout" draw:line-skew="2.667cm" svg:x1="15.374cm" svg:y1="12.211cm" svg:x2="15.374cm" svg:y2="18.211cm" draw:start-shape="id17" draw:start-glue-point="1" draw:end-shape="id16" draw:end-glue-point="1" svg:d="M15374 12211h3168v6000h-3168" svg:viewBox="0 0 3169 6001">
          <text:p/>
        </draw:connector>
        <draw:connector draw:style-name="gr9" draw:text-style-name="P8" draw:layer="layout" svg:x1="10.766cm" svg:y1="18.211cm" svg:x2="9.137cm" svg:y2="10.218cm" draw:start-shape="id18" draw:start-glue-point="3" svg:d="M10766 18211h-1065v-7993h-564" svg:viewBox="0 0 1630 7994">
          <text:p/>
        </draw:connector>
        <draw:connector draw:style-name="gr9" draw:text-style-name="P8" draw:layer="layout" svg:x1="11.811cm" svg:y1="6.751cm" svg:x2="14.837cm" svg:y2="5.77cm" draw:start-shape="id8" draw:start-glue-point="2" draw:end-shape="id19" draw:end-glue-point="7" svg:d="M11811 6751h3026v-981" svg:viewBox="0 0 3027 982">
          <text:p/>
        </draw:connector>
        <draw:connector draw:style-name="gr9" draw:text-style-name="P8" draw:layer="layout" draw:line-skew="2.621cm" svg:x1="9.137cm" svg:y1="7.817cm" svg:x2="14.837cm" svg:y2="5.771cm" draw:start-shape="id14" draw:start-glue-point="1" svg:d="M9137 7817h5722v-2046h-22" svg:viewBox="0 0 5723 2047">
          <text:p/>
        </draw:connector>
        <draw:frame draw:style-name="gr15" draw:text-style-name="P7" draw:layer="layout" svg:width="2.346cm" svg:height="1.135cm" svg:x="15.515cm" svg:y="12.863cm">
          <draw:text-box>
            <text:p>Clock</text:p>
          </draw:text-box>
        </draw:frame>
        <draw:frame draw:style-name="gr15" draw:text-style-name="P7" draw:layer="layout" svg:width="2.346cm" svg:height="1.135cm" svg:x="15.515cm" svg:y="14.064cm">
          <draw:text-box>
            <text:p>MISO</text:p>
          </draw:text-box>
        </draw:frame>
        <draw:frame draw:style-name="gr15" draw:text-style-name="P7" draw:layer="layout" svg:width="2.346cm" svg:height="1.135cm" svg:x="15.515cm" svg:y="15.264cm">
          <draw:text-box>
            <text:p>MOSI</text:p>
          </draw:text-box>
        </draw:frame>
        <draw:frame draw:style-name="gr16" draw:text-style-name="P7" draw:layer="layout" svg:width="2.927cm" svg:height="0.962cm" svg:x="15.515cm" svg:y="16.564cm">
          <draw:text-box>
            <text:p>Enable</text:p>
          </draw:text-box>
        </draw:frame>
        <draw:custom-shape draw:style-name="gr17" draw:text-style-name="P14" draw:layer="layout" svg:width="0.889cm" svg:height="0.762cm" svg:x="12.646cm" svg:y="8.618cm">
          <text:p/>
          <draw:enhanced-geometry draw:glue-point-type="segments" draw:type="mso-spt100" draw:modifiers="-179.83673014674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4" draw:layer="layout" svg:width="0.889cm" svg:height="0.762cm" svg:x="6.546cm" svg:y="6.819cm">
          <text:p/>
          <draw:enhanced-geometry draw:glue-point-type="segments" draw:type="mso-spt100" draw:modifiers="-179.83673014674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8" draw:text-style-name="P15" draw:layer="layout" svg:width="4.572cm" svg:height="2.246cm" svg:x="4.837cm" svg:y="10.763cm">
          <draw:text-box>
            <text:p text:style-name="P8">TSV630AICT</text:p>
            <text:p text:style-name="P8">SC70-6</text:p>
          </draw:text-box>
        </draw:frame>
        <draw:frame draw:style-name="gr19" draw:text-style-name="P15" draw:layer="layout" svg:width="3.776cm" svg:height="1.212cm" svg:x="11.337cm" svg:y="19.163cm">
          <draw:text-box>
            <text:p text:style-name="P8">MCP3208</text:p>
          </draw:text-box>
        </draw:frame>
        <draw:frame draw:style-name="gr15" draw:text-style-name="P7" draw:layer="layout" svg:width="2.346cm" svg:height="1.135cm" svg:x="15.015cm" svg:y="4.964cm">
          <draw:text-box>
            <text:p>5V</text:p>
          </draw:text-box>
        </draw:frame>
        <draw:frame draw:style-name="gr15" draw:text-style-name="P7" draw:layer="layout" svg:width="2.346cm" svg:height="1.135cm" svg:x="9.315cm" svg:y="21.065cm">
          <draw:text-box>
            <text:p>GND</text:p>
          </draw:text-box>
        </draw:frame>
        <draw:frame draw:style-name="gr20" draw:text-style-name="P17" draw:layer="layout" svg:width="4.699cm" svg:height="2.119cm" svg:x="3.667cm" svg:y="15.605cm">
          <draw:text-box>
            <text:p text:style-name="P16"><text:span text:style-name="T4">- </text:span><text:span text:style-name="T4">2</text:span><text:span text:style-name="T4">3</text:span><text:span text:style-name="T4">x </text:span><text:span text:style-name="T4">T</text:span><text:span text:style-name="T4">S</text:span><text:span text:style-name="T4">V</text:span><text:span text:style-name="T4">6</text:span><text:span text:style-name="T4">3</text:span><text:span text:style-name="T4">0</text:span><text:span text:style-name="T4">A</text:span><text:span text:style-name="T4">I</text:span><text:span text:style-name="T4">C</text:span><text:span text:style-name="T4">T</text:span></text:p>
            <text:p text:style-name="P16"><text:span text:style-name="T4">- </text:span><text:span text:style-name="T4">3</text:span><text:span text:style-name="T4">x </text:span><text:span text:style-name="T4">M</text:span><text:span text:style-name="T4">C</text:span><text:span text:style-name="T4">P</text:span><text:span text:style-name="T4">3</text:span><text:span text:style-name="T4">2</text:span><text:span text:style-name="T4">0</text:span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7:13:39.348586640</meta:creation-date>
    <dc:date>2019-06-10T20:03:01.595118495</dc:date>
    <meta:editing-duration>PT2H39M10S</meta:editing-duration>
    <meta:editing-cycles>4</meta:editing-cycles>
    <meta:generator>LibreOffice/6.0.7.3$Linux_X86_64 LibreOffice_project/00m0$Build-3</meta:generator>
    <meta:document-statistic meta:object-count="99"/>
  </office:meta>
</office:document-meta>
</file>